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eb613d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eb613d" draw:marker-start-width="0.275cm" draw:marker-end="Arrow" draw:marker-end-width="0.375cm" draw:fill="soli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cm" svg:y1="4cm" svg:x2="6cm" svg:y2="19cm">
          <text:p/>
        </draw:line>
        <draw:frame draw:style-name="gr2" draw:layer="layout" svg:width="3.489cm" svg:height="1.062cm" svg:x="4.5cm" svg:y="2.5cm">
          <draw:text-box>
            <text:p>Knoten 13</text:p>
          </draw:text-box>
        </draw:frame>
        <draw:line draw:style-name="gr1" draw:text-style-name="P1" draw:layer="layout" svg:x1="15cm" svg:y1="4cm" svg:x2="15cm" svg:y2="19cm">
          <text:p/>
        </draw:line>
        <draw:line draw:style-name="gr1" draw:text-style-name="P1" draw:layer="layout" svg:x1="24cm" svg:y1="4cm" svg:x2="24cm" svg:y2="19cm">
          <text:p/>
        </draw:line>
        <draw:frame draw:style-name="gr2" draw:layer="layout" svg:width="3.489cm" svg:height="1.062cm" svg:x="13.5cm" svg:y="2.5cm">
          <draw:text-box>
            <text:p>Knoten 21</text:p>
          </draw:text-box>
        </draw:frame>
        <draw:frame draw:style-name="gr2" draw:layer="layout" svg:width="3.138cm" svg:height="1.062cm" svg:x="22.5cm" svg:y="2.438cm">
          <draw:text-box>
            <text:p>Knoten 6</text:p>
          </draw:text-box>
        </draw:frame>
        <draw:frame draw:style-name="gr3" draw:text-style-name="P2" draw:layer="layout" svg:width="3.537cm" svg:height="0.962cm" svg:x="13.463cm" svg:y="1.038cm">
          <draw:text-box>
            <text:p text:style-name="P1"><text:span text:style-name="T1">Init-Phase</text:span></text:p>
          </draw:text-box>
        </draw:frame>
        <draw:line draw:style-name="gr4" draw:text-style-name="P1" draw:layer="layout" svg:x1="24cm" svg:y1="5cm" svg:x2="15cm" svg:y2="10cm">
          <text:p/>
        </draw:line>
        <draw:line draw:style-name="gr4" draw:text-style-name="P1" draw:layer="layout" svg:x1="24cm" svg:y1="5cm" svg:x2="6cm" svg:y2="10.5cm">
          <text:p/>
        </draw:line>
        <draw:line draw:style-name="gr4" draw:text-style-name="P1" draw:layer="layout" svg:x1="6cm" svg:y1="6cm" svg:x2="15cm" svg:y2="15.5cm">
          <text:p/>
        </draw:line>
        <draw:line draw:style-name="gr5" draw:text-style-name="P1" draw:layer="layout" svg:x1="6cm" svg:y1="6cm" svg:x2="24cm" svg:y2="17cm">
          <text:p/>
        </draw:line>
        <draw:line draw:style-name="gr4" draw:text-style-name="P1" draw:layer="layout" svg:x1="15cm" svg:y1="10.5cm" svg:x2="6cm" svg:y2="15.5cm">
          <text:p/>
        </draw:line>
        <draw:line draw:style-name="gr4" draw:text-style-name="P1" draw:layer="layout" svg:x1="15cm" svg:y1="10.5cm" svg:x2="24cm" svg:y2="14cm">
          <text:p/>
        </draw:line>
        <draw:frame draw:style-name="gr3" draw:text-style-name="P3" draw:layer="layout" svg:width="4.731cm" svg:height="0.725cm" svg:x="6cm" svg:y="4.275cm">
          <draw:text-box>
            <text:p><text:span text:style-name="T2">Knotenausfall bemerkt</text:span></text:p>
          </draw:text-box>
        </draw:frame>
        <draw:frame draw:style-name="gr3" draw:text-style-name="P3" draw:layer="layout" svg:width="4.731cm" svg:height="0.725cm" svg:x="23.969cm" svg:y="3.275cm">
          <draw:text-box>
            <text:p><text:span text:style-name="T2">Knotenausfall bemerkt</text:span></text:p>
          </draw:text-box>
        </draw:frame>
        <draw:frame draw:style-name="gr3" draw:text-style-name="P3" draw:layer="layout" svg:width="6.814cm" svg:height="0.725cm" svg:x="15cm" svg:y="10cm">
          <draw:text-box>
            <text:p><text:span text:style-name="T2">über Knotenausfall benachrichtigt</text:span></text:p>
          </draw:text-box>
        </draw:frame>
        <draw:custom-shape draw:style-name="gr6" draw:text-style-name="P1" draw:layer="layout" svg:width="0.5cm" svg:height="1.5cm" svg:x="24.5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" draw:layer="layout" svg:width="0.5cm" svg:height="1.5cm" svg:x="6.5cm" svg:y="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Klein</meta:initial-creator>
    <meta:creation-date>2012-06-11T12:56:52</meta:creation-date>
    <dc:date>2012-06-11T14:03:38</dc:date>
    <dc:creator>Florian Klein</dc:creator>
    <meta:editing-duration>PT50M47S</meta:editing-duration>
    <meta:editing-cycles>7</meta:editing-cycles>
    <meta:generator>LibreOffice/3.3$Unix LibreOffice_project/330m19$Build-401</meta:generator>
    <meta:document-statistic meta:object-count="18"/>
  </office:meta>
</office:document-meta>
</file>